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15.33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6.A2" style:family="table-cell">
      <style:table-cell-properties fo:padding-left="0.123cm" fo:padding-right="0.123cm" fo:padding-top="0cm" fo:padding-bottom="0cm" fo:border="0.05pt solid #000000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15.33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="0.05pt solid #000000"/>
    </style:style>
    <style:style style:name="P1" style:family="paragraph" style:parent-style-name="Standard">
      <style:paragraph-properties fo:text-align="start" style:justify-single-word="false" style:text-autospace="ideograph-alpha"/>
      <style:text-properties officeooo:rsid="000b3167" officeooo:paragraph-rsid="000b3167"/>
    </style:style>
    <style:style style:name="P2" style:family="paragraph" style:parent-style-name="Standard">
      <style:paragraph-properties fo:text-align="start" style:justify-single-word="false" style:text-autospace="ideograph-alpha"/>
      <style:text-properties officeooo:rsid="000b3167" officeooo:paragraph-rsid="000b3613"/>
    </style:style>
    <style:style style:name="P3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b3167" style:font-weight-asian="bold" style:font-name-complex="Arial" style:font-weight-complex="bold"/>
    </style:style>
    <style:style style:name="P4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b3613" style:font-weight-asian="bold" style:font-name-complex="Arial" style:font-weight-complex="bold"/>
    </style:style>
    <style:style style:name="P5" style:family="paragraph" style:parent-style-name="Standard">
      <style:text-properties style:font-name="Arial" fo:font-weight="bold" officeooo:paragraph-rsid="000b3167" style:font-weight-asian="bold" style:font-name-complex="Arial" style:font-weight-complex="bold"/>
    </style:style>
    <style:style style:name="P6" style:family="paragraph" style:parent-style-name="Standard">
      <style:text-properties style:font-name="Arial" fo:font-weight="bold" officeooo:paragraph-rsid="000b3613" style:font-weight-asian="bold" style:font-name-complex="Arial" style:font-weight-complex="bold"/>
    </style:style>
    <style:style style:name="P7" style:family="paragraph" style:parent-style-name="Standard">
      <style:paragraph-properties fo:text-align="start" style:justify-single-word="false" style:text-autospace="ideograph-alpha"/>
      <style:text-properties fo:font-weight="bold" officeooo:rsid="000b3167" officeooo:paragraph-rsid="000b3167" style:font-weight-asian="bold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officeooo:rsid="000b3613" officeooo:paragraph-rsid="000b3613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  <style:text-properties style:font-name="Courier New" officeooo:rsid="000b3167" officeooo:paragraph-rsid="000b3167" style:font-name-complex="Courier New"/>
    </style:style>
    <style:style style:name="P10" style:family="paragraph" style:parent-style-name="Standard">
      <style:paragraph-properties fo:text-align="start" style:justify-single-word="false" style:text-autospace="ideograph-alpha"/>
      <style:text-properties style:font-name="Courier New" officeooo:rsid="000b3613" officeooo:paragraph-rsid="000b3613" style:font-name-complex="Courier New"/>
    </style:style>
    <style:style style:name="P11" style:family="paragraph" style:parent-style-name="Standard">
      <style:text-properties style:font-name="Courier New" fo:font-weight="bold" officeooo:paragraph-rsid="000b3167" style:font-weight-asian="bold" style:font-name-complex="Courier New" style:font-weight-complex="bold"/>
    </style:style>
    <style:style style:name="P12" style:family="paragraph" style:parent-style-name="Standard">
      <style:text-properties style:font-name="Courier New" fo:font-weight="bold" officeooo:paragraph-rsid="000b3613" style:font-weight-asian="bold" style:font-name-complex="Courier New" style:font-weight-complex="bold"/>
    </style:style>
    <style:style style:name="P13" style:family="paragraph" style:parent-style-name="Standard">
      <style:text-properties style:font-name="Courier New" fo:font-weight="bold" officeooo:rsid="000b3613" officeooo:paragraph-rsid="000b3613" style:font-weight-asian="bold" style:font-name-complex="Courier New" style:font-weight-complex="bold"/>
    </style:style>
    <style:style style:name="P14" style:family="paragraph" style:parent-style-name="Standard">
      <style:text-properties style:font-name="Courier New" fo:font-weight="bold" officeooo:paragraph-rsid="000b3167" style:font-weight-asian="bold" style:font-weight-complex="bold"/>
    </style:style>
    <style:style style:name="P15" style:family="paragraph" style:parent-style-name="Standard">
      <style:text-properties style:font-name="Courier New" fo:font-weight="bold" officeooo:paragraph-rsid="000de9d7" style:font-weight-asian="bold" style:font-weight-complex="bold"/>
    </style:style>
    <style:style style:name="P16" style:family="paragraph" style:parent-style-name="Standard">
      <style:paragraph-properties fo:text-align="start" style:justify-single-word="false" style:text-autospace="ideograph-alpha"/>
      <style:text-properties officeooo:rsid="000747d9" officeooo:paragraph-rsid="000b3167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b3167" fo:background-color="transparent" style:font-name-asian="Liberation Serif1" style:font-name-complex="Liberation Serif1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b3613" fo:background-color="transparent" style:font-name-asian="Liberation Serif1" style:font-name-complex="Liberation Serif1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b3613" officeooo:paragraph-rsid="000b3613" fo:background-color="transparent" style:font-name-asian="Liberation Serif1" style:font-name-complex="Liberation Serif1"/>
    </style:style>
    <style:style style:name="P20" style:family="paragraph" style:parent-style-name="Standard">
      <style:text-properties officeooo:paragraph-rsid="000b3167"/>
    </style:style>
    <style:style style:name="P21" style:family="paragraph" style:parent-style-name="Standard">
      <style:text-properties officeooo:paragraph-rsid="000b3613"/>
    </style:style>
    <style:style style:name="P22" style:family="paragraph" style:parent-style-name="Standard">
      <style:paragraph-properties fo:text-align="start" style:justify-single-word="false" style:text-autospace="ideograph-alpha"/>
      <style:text-properties officeooo:rsid="000b3613" officeooo:paragraph-rsid="000b3613"/>
    </style:style>
    <style:style style:name="P23" style:family="paragraph" style:parent-style-name="Standard">
      <style:paragraph-properties fo:text-align="start" style:justify-single-word="false" style:text-autospace="ideograph-alpha"/>
      <style:text-properties officeooo:rsid="000de9d7" officeooo:paragraph-rsid="000de9d7"/>
    </style:style>
    <style:style style:name="P24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b3167"/>
    </style:style>
    <style:style style:name="P25" style:family="paragraph" style:parent-style-name="Standard">
      <style:paragraph-properties fo:text-align="start" style:justify-single-word="false" style:text-autospace="ideograph-alpha"/>
      <style:text-properties officeooo:rsid="000b3167" officeooo:paragraph-rsid="000b3167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rsid="0004ea41" officeooo:paragraph-rsid="000fd0f6" fo:background-color="transparent" style:font-name-asian="Courier New1" style:font-weight-asian="bold" style:font-name-complex="Courier New" style:font-weight-complex="bold"/>
    </style:style>
    <style:style style:name="T1" style:family="text">
      <style:text-properties officeooo:rsid="000747d9"/>
    </style:style>
    <style:style style:name="T2" style:family="text">
      <style:text-properties style:language-asian="ja" style:country-asian="JP"/>
    </style:style>
    <style:style style:name="T3" style:family="text">
      <style:text-properties officeooo:rsid="000b3167" style:language-asian="ja" style:country-asian="JP"/>
    </style:style>
    <style:style style:name="T4" style:family="text">
      <style:text-properties officeooo:rsid="000b3613" style:language-asian="ja" style:country-asian="JP"/>
    </style:style>
    <style:style style:name="T5" style:family="text">
      <style:text-properties officeooo:rsid="000de9d7" style:language-asian="ja" style:country-asian="JP"/>
    </style:style>
    <style:style style:name="T6" style:family="text">
      <style:text-properties officeooo:rsid="000de9d7" style:language-asian="ja" style:country-asian="JP" style:font-name-complex="Courier New"/>
    </style:style>
    <style:style style:name="T7" style:family="text">
      <style:text-properties officeooo:rsid="000b3613"/>
    </style:style>
    <style:style style:name="T8" style:family="text">
      <style:text-properties officeooo:rsid="000de9d7"/>
    </style:style>
    <style:style style:name="T9" style:family="text">
      <style:text-properties officeooo:rsid="00058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">Nombre</text:p>
          </table:table-cell>
          <table:table-cell table:style-name="Tabla5.B6" office:value-type="string">
            <text:p text:style-name="P7">Consultas activas</text:p>
          </table:table-cell>
        </table:table-row>
        <table:table-row table:style-name="Tabla5.1">
          <table:table-cell table:style-name="Tabla5.A1" office:value-type="string">
            <text:p text:style-name="P5">Operación</text:p>
          </table:table-cell>
          <table:table-cell table:style-name="Tabla5.B6" office:value-type="string">
            <text:p text:style-name="P9">consutasActivas(): Set(DataConsulta)</text:p>
          </table:table-cell>
        </table:table-row>
        <table:table-row table:style-name="Tabla5.1">
          <table:table-cell table:style-name="Tabla5.A1" office:value-type="string">
            <text:p text:style-name="P5">Entrada</text:p>
          </table:table-cell>
          <table:table-cell table:style-name="Tabla5.B6" office:value-type="string">
            <text:p text:style-name="P16">-</text:p>
          </table:table-cell>
        </table:table-row>
        <table:table-row table:style-name="Tabla5.1">
          <table:table-cell table:style-name="Tabla5.A1" office:value-type="string">
            <text:p text:style-name="P5">Salida</text:p>
          </table:table-cell>
          <table:table-cell table:style-name="Tabla5.B6" office:value-type="string">
            <text:p text:style-name="P1">Es un conjunto de DataConsultas que contienen la <text:span text:style-name="T8">información</text:span> de todas las consultas activas que hay en el sistema <text:span text:style-name="T8">para el día actual.</text:span></text:p>
          </table:table-cell>
        </table:table-row>
        <table:table-row table:style-name="Tabla5.1">
          <table:table-cell table:style-name="Tabla5.A1" office:value-type="string">
            <text:p text:style-name="P5">Descripción</text:p>
          </table:table-cell>
          <table:table-cell table:style-name="Tabla5.B6" office:value-type="string">
            <text:p text:style-name="P1">Esta operación devuelve todas las consultas que estén activas en el sistema en el día actual.</text:p>
          </table:table-cell>
        </table:table-row>
        <table:table-row table:style-name="Tabla5.1">
          <table:table-cell table:style-name="Tabla5.A1" office:value-type="string">
            <text:p text:style-name="P5">Excepciones</text:p>
          </table:table-cell>
          <table:table-cell table:style-name="Tabla5.B6" office:value-type="string">
            <text:p text:style-name="P17">Si no se cumple pre1 se lanza la excepción ExNoEstaLogueado.</text:p>
          </table:table-cell>
        </table:table-row>
      </table:table>
      <text:p text:style-name="P20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>Precondiciones y Postcondiciones</text:p>
          </table:table-cell>
        </table:table-row>
        <table:table-row table:style-name="Tabla6.1">
          <table:table-cell table:style-name="Tabla6.A2" office:value-type="string">
            <text:p text:style-name="P26">Pre<text:span text:style-name="T8">1</text:span>: <text:span text:style-name="T9">Existe en la memoria del sistema un usuario logueado de tipo socio.</text:span></text:p>
            <text:p text:style-name="P11"/>
            <text:p text:style-name="P14"><text:span text:style-name="T2">Post</text:span><text:span text:style-name="T5">1</text:span><text:span text:style-name="T2">: </text:span><text:span text:style-name="T3">En </text:span><text:span text:style-name="T5">la memoria del</text:span><text:span text:style-name="T3"> sistema se crea un conjunto que contiene instancias de DataConsultas.</text:span></text:p>
          </table:table-cell>
        </table:table-row>
      </table:table>
      <text:p text:style-name="P20"/>
      <text:p text:style-name="P2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Nombre</text:p>
          </table:table-cell>
          <table:table-cell table:style-name="Tabla3.B6" office:value-type="string">
            <text:p text:style-name="P8">Devolver consulta</text:p>
          </table:table-cell>
        </table:table-row>
        <table:table-row table:style-name="Tabla3.1">
          <table:table-cell table:style-name="Tabla3.A1" office:value-type="string">
            <text:p text:style-name="P6">Operación</text:p>
          </table:table-cell>
          <table:table-cell table:style-name="Tabla3.B6" office:value-type="string">
            <text:p text:style-name="P10">devolverConsulta<text:span text:style-name="T8">(fecha_reserva: Fecha</text:span>)</text:p>
          </table:table-cell>
        </table:table-row>
        <table:table-row table:style-name="Tabla3.1">
          <table:table-cell table:style-name="Tabla3.A1" office:value-type="string">
            <text:p text:style-name="P6">Entrada</text:p>
          </table:table-cell>
          <table:table-cell table:style-name="Tabla3.B6" office:value-type="string">
            <text:p text:style-name="P23">Fecha_reserva indica la fecha de la consulta que se desea devolver.</text:p>
          </table:table-cell>
        </table:table-row>
        <table:table-row table:style-name="Tabla3.1">
          <table:table-cell table:style-name="Tabla3.A1" office:value-type="string">
            <text:p text:style-name="P6">Salida</text:p>
          </table:table-cell>
          <table:table-cell table:style-name="Tabla3.B6" office:value-type="string">
            <text:p text:style-name="P2">-</text:p>
          </table:table-cell>
        </table:table-row>
        <table:table-row table:style-name="Tabla3.1">
          <table:table-cell table:style-name="Tabla3.A1" office:value-type="string">
            <text:p text:style-name="P6">Descripción</text:p>
          </table:table-cell>
          <table:table-cell table:style-name="Tabla3.B6" office:value-type="string">
            <text:p text:style-name="P22">Esta operación elimina del sistema una consulta ingresada por el usuario.</text:p>
          </table:table-cell>
        </table:table-row>
        <table:table-row table:style-name="Tabla3.1">
          <table:table-cell table:style-name="Tabla3.A1" office:value-type="string">
            <text:p text:style-name="P6">Excepciones</text:p>
          </table:table-cell>
          <table:table-cell table:style-name="Tabla3.B6" office:value-type="string">
            <text:p text:style-name="P18">Si no se cumple pre1 se lanza la excepción ExNoEstaLogueado.</text:p>
            <text:p text:style-name="P19">Si ni se cumple pre2 se lanza la excepción NoExisteConsulta.</text:p>
          </table:table-cell>
        </table:table-row>
      </table:table>
      <text:p text:style-name="P2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Precondiciones y Postcondiciones</text:p>
          </table:table-cell>
        </table:table-row>
        <table:table-row table:style-name="Tabla4.1">
          <table:table-cell table:style-name="Tabla4.A2" office:value-type="string">
            <text:p text:style-name="P26">Pre<text:span text:style-name="T8">1</text:span>: <text:span text:style-name="T9">Existe en la memoria del sistema un usuario logueado de tipo socio.</text:span></text:p>
            <text:p text:style-name="P12"/>
            <text:p text:style-name="P13">Pre2: En el sistema debe existir una instancia de Consulta con reserva cuy<text:span text:style-name="T8">o</text:span> <text:span text:style-name="T8">atributo fecha_reserva == fecha_reserva y posea un link a una instancia de usuario con ci == ci del usuario logueado. </text:span></text:p>
            <text:p text:style-name="P12"/>
            <text:p text:style-name="P15"><text:span text:style-name="T2">Post: </text:span><text:span text:style-name="T3">En </text:span><text:span text:style-name="T4">la memoria del</text:span><text:span text:style-name="T3"> sistema se </text:span><text:span text:style-name="T5">elimina</text:span><text:span text:style-name="T4"> la instancia de consulta con reserva cuyo atributo </text:span><text:span text:style-name="T6">fecha_reserva == fecha_reserva y posea un link a una instancia de usuario con ci == ci del usuario logueado.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/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3:13:11.442010021</meta:creation-date>
    <dc:date>2014-05-10T16:42:59.752452886</dc:date>
    <meta:editing-duration>P0D</meta:editing-duration>
    <meta:editing-cycles>4</meta:editing-cycles>
    <meta:generator>LibreOffice/4.2.3.3$Linux_X86_64 LibreOffice_project/420m0$Build-3</meta:generator>
    <meta:document-statistic meta:table-count="4" meta:image-count="0" meta:object-count="0" meta:page-count="1" meta:paragraph-count="32" meta:word-count="228" meta:character-count="1456" meta:non-whitespace-character-count="1259"/>
  </office:meta>
</office:document-meta>
</file>